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10580000909C0000166F515F01A7.svg" manifest:media-type=""/>
  <manifest:file-entry manifest:full-path="Pictures/1000020100000643000000F98DCD936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3.17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subtitle">
      <style:graphic-properties draw:fill-color="#ffffff" draw:auto-grow-height="true" fo:min-height="12.179cm"/>
    </style:style>
    <style:style style:name="pr6" style:family="presentation" style:parent-style-name="BrightBlue-notes">
      <style:graphic-properties draw:fill-color="#ffffff" draw:auto-grow-height="true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7.7000007629395pt"/>
    </style:style>
    <style:style style:name="P4" style:family="paragraph">
      <style:text-properties fo:font-size="32pt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 text:style-name="P1">Inline Perl Packages</text:p>
          </draw:text-box>
        </draw:frame>
        <draw:frame presentation:style-name="pr2" draw:text-style-name="P2" draw:layer="layout" svg:width="25.2cm" svg:height="12.179cm" svg:x="1.4cm" svg:y="5.066cm" presentation:class="outline">
          <draw:text-box>
            <text:list text:style-name="L2">
              <text:list-item>
                <text:p text:style-name="P2"><text:span text:style-name="T1">And other handy code snippets</text:span></text:p>
              </text:list-item>
              <text:list-item>
                <text:p text:style-name="P2"><text:span text:style-name="T1">https://github.com/daviddelikat/inlinePerlPackages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draw:frame presentation:style-name="pr4" draw:layer="layout" svg:width="19.5cm" svg:height="3.467cm" svg:x="1.4cm" svg:y="0.8cm" presentation:class="title" presentation:user-transformed="true">
          <draw:text-box>
            <text:p>What are they?</text:p>
          </draw:text-box>
        </draw:frame>
        <draw:frame presentation:style-name="pr5" draw:text-style-name="P4" draw:layer="layout" svg:width="25.2cm" svg:height="12.179cm" svg:x="1.4cm" svg:y="5.066cm" presentation:class="subtitle">
          <draw:text-box>
            <text:p>Small pieces of code (with variations) that can be dropped into a script to add a feature.</text:p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 use them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ometimes the feature is so small that it doesn't warrant a full package.</text:p>
              </text:list-item>
              <text:list-item>
                <text:p>Some packages work best when customizations can be implemented.</text:p>
              </text:list-item>
              <text:list-item>
                <text:p>Sometimes its handy to integrate the package with the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Why?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ork the bugs out of a snippet.</text:p>
              </text:list-item>
              <text:list-item>
                <text:p>Work features into a snippet.</text:p>
              </text:list-item>
              <text:list-item>
                <text:p>Pick the features you need for this script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ome example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tack</text:p>
              </text:list-item>
              <text:list-item>
                <text:p>Queue</text:p>
              </text:list-item>
              <text:list-item>
                <text:p>Tee</text:p>
              </text:list-item>
              <text:list-item>
                <text:p>Status</text:p>
              </text:list-item>
              <text:list-item>
                <text:p>Other handy code bit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tack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5">{ package STACK; <text:s/># LIFO</text:p>
            <text:p text:style-name="P5"># a simple stack object for processing elements</text:p>
            <text:p text:style-name="P5">sub new { bless [ ], ( ref $_[0] || $_[0] ) }</text:p>
            <text:p text:style-name="P5">sub top { $_[0][0] } </text:p>
            <text:p text:style-name="P5">sub topa { $_[0][0] ||= [ ] }</text:p>
            <text:p text:style-name="P5">sub toph { $_[0][0] ||= { } }</text:p>
            <text:p text:style-name="P5">sub pop { shift @{$_[0]} }</text:p>
            <text:p text:style-name="P5">sub push { unshift @{$_[0]}, $_[1] }</text:p>
            <text:p text:style-name="P5">}</text:p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ue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5">{ package QUEUE; <text:s text:c="2"/># FIFO</text:p>
            <text:p text:style-name="P5"># a simple queue object for processing elements</text:p>
            <text:p text:style-name="P5">our @ISA = qw/ STACK /; </text:p>
            <text:p text:style-name="P5">sub push { push @{$_[0]}, $_[1] }</text:p>
            <text:p text:style-name="P5">}</text:p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ue – full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5">{ package QUEUE; <text:s text:c="2"/># FIFO</text:p>
            <text:p text:style-name="P5"># a simple queue object for processing elements</text:p>
            <text:p text:style-name="P5">sub new { bless [ ], ( ref $_[0] || $_[0] ) }</text:p>
            <text:p text:style-name="P5">sub top { $_[0][0] }</text:p>
            <text:p text:style-name="P5">sub topa { $_[0][0] ||= [ ] }</text:p>
            <text:p text:style-name="P5">sub toph { $_[0][0] ||= { } }</text:p>
            <text:p text:style-name="P5">sub pop { shift @{$_[0]} }</text:p>
            <text:p text:style-name="P5">sub push { push @{$_[0]}, $_[1] }</text:p>
            <text:p text:style-name="P5">}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E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6"><text:span text:style-name="T2">{package TEE;</text:span></text:p>
            <text:p text:style-name="P5">require Tie::Handle;</text:p>
            <text:p text:style-name="P5">use IO::All;</text:p>
            <text:p text:style-name="P5">my($f1,$f2);</text:p>
            <text:p text:style-name="P5"><text:s text:c="4"/></text:p>
            <text:p text:style-name="P5">BEGIN { <text:s text:c="16"/></text:p>
            <text:p text:style-name="P5"><text:s text:c="4"/>@TEE::ISA = qw/ Tie::Handle /;</text:p>
            <text:p text:style-name="P5"><text:s text:c="4"/>open $f1, '&gt;&amp;STDOUT';</text:p>
            <text:p text:style-name="P5"><text:s text:c="4"/>$f2 = io($0 . '_' . time() . '.log');</text:p>
            <text:p text:style-name="P5">}</text:p>
            <text:p text:style-name="P5"><text:s text:c="3"/></text:p>
            <text:p text:style-name="P5">sub TIEHANDLE { bless [ ], TEE; }</text:p>
            <text:p text:style-name="P5">sub FILENO{ fileno $f1 }</text:p>
            <text:p text:style-name="P5">sub CLOSE { undef $f1; undef $f2; }</text:p>
            <text:p text:style-name="P5">sub WRITE { $_ &amp;&amp; $_-&gt;print( $_[1] ) for ( $f1, $f2 ); }</text:p>
            <text:p text:style-name="P5">}</text:p>
            <text:p text:style-name="P5">tie *STDOUT, TEE;</text:p>
            <text:p text:style-name="P5">tie *STDERR, TEE;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{package STATUS;</text:p>
            <text:p text:style-name="P5"><text:s text:c="4"/>use Guard;</text:p>
            <text:p text:style-name="P5"><text:s text:c="4"/>my @statusCodeRefs; </text:p>
            <text:p text:style-name="P5"><text:s text:c="4"/>sub push { shift; push @statusCodeRefs, shift; guard { pop @statusCodeRefs } }</text:p>
            <text:p text:style-name="P5"><text:s text:c="4"/>sub print { print join( '; ',map { $_-&gt;() } @statusCodeRefs), "\n"; }</text:p>
            <text:p text:style-name="P5">}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Status – custom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3"># slightly more complicated print method</text:span></text:p>
                <text:p><text:span text:style-name="T3"/></text:p>
                <text:p><text:span text:style-name="T3"><text:s text:c="4"/></text:span><text:span text:style-name="T3">sub print { if( @statusCodeRefs ) {</text:span></text:p>
                <text:p><text:span text:style-name="T3"><text:s text:c="24"/></text:span><text:span text:style-name="T3">print join( ';', map { $_-&gt;() } @statusCodeRefs ), "\n";</text:span></text:p>
                <text:p><text:span text:style-name="T3"><text:s text:c="16"/></text:span><text:span text:style-name="T3">} else { print "running\n" } }</text:span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Status – exampl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6"><text:span text:style-name="T2">sub workerfunction {</text:span></text:p>
            <text:p text:style-name="P6"><text:span text:style-name="T2"><text:s text:c="3"/></text:span><text:span text:style-name="T2">my($numberToProcess,$counter) = (50,0);</text:span></text:p>
            <text:p text:style-name="P6"><text:span text:style-name="T2"><text:s text:c="3"/></text:span><text:span text:style-name="T2">my $cleanup = STATUS-&gt;push( sub { 'label:' . int($counter / $numberToProcess * 100) . '%' } );</text:span></text:p>
            <text:p text:style-name="P6"><text:span text:style-name="T2"><text:s text:c="3"/></text:span><text:span text:style-name="T2">while( $counter ++ &lt; $numberToProcess ) {</text:span></text:p>
            <text:p text:style-name="P6"><text:span text:style-name="T2"><text:s text:c="8"/></text:span><text:span text:style-name="T2">STATUS-&gt;print;</text:span></text:p>
            <text:p text:style-name="P6"><text:span text:style-name="T2"><text:s text:c="3"/></text:span><text:span text:style-name="T2">}</text:span></text:p>
            <text:p text:style-name="P6"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Other Handy Bits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GetOpts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5">use Getopt::Long;</text:p>
            <text:p text:style-name="P5"/>
            <text:p text:style-name="P5">$result = GetOptions (</text:p>
            <text:p text:style-name="P5"><text:s text:c="8"/>"option:s" =&gt; \my $optionalOption, <text:s/># value is optional(:)</text:p>
            <text:p text:style-name="P5"><text:s text:c="8"/>"length=i" =&gt; \my $integer, <text:s text:c="8"/># value is required(=)</text:p>
            <text:p text:style-name="P5"><text:s text:c="8"/>"verbose" <text:s/>=&gt; \my $verboseFlag,</text:p>
            <text:p text:style-name="P5"><text:s text:c="8"/>"array=s" =&gt; \my @array, <text:s text:c="11"/># automatically handles repeats</text:p>
            <text:p text:style-name="P5"><text:s text:c="8"/>"hash=s" <text:s/>=&gt; \my %hash, <text:s text:c="12"/># repeats of &lt;key&gt;=&lt;value&gt;</text:p>
            <text:p text:style-name="P5"><text:s text:c="8"/>"sub=s" =&gt; sub {</text:p>
            <text:p text:style-name="P5"><text:s text:c="24"/>my($option,$value) = @_;</text:p>
            <text:p text:style-name="P5"><text:s text:c="24"/># do something...</text:p>
            <text:p text:style-name="P5"><text:s text:c="16"/>},</text:p>
            <text:p text:style-name="P5"><text:s text:c="8"/>'site|sites|s=s' <text:s text:c="5"/>=&gt; sub { push @sites, split /,/, $_[1]; },</text:p>
            <text:p text:style-name="P5">);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The Last Thing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Sometimes you want to delay execution to the ~very~ last moment.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Procrastination...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END { … }</text:p>
              </text:list-item>
              <text:list-item>
                <text:p>Perhaps the simplest option</text:p>
              </text:list-item>
              <text:list-item>
                <text:p>Not the only option</text:p>
              </text:list-item>
              <text:list-item>
                <text:p>Not <text:span text:style-name="T4">always</text:span> the best option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3.467cm" svg:x="1.4cm" svg:y="0.8cm" presentation:class="title" presentation:user-transformed="true">
          <draw:text-box>
            <text:p>Test...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text:style-name="P5">perl &lt;&lt;'EOF'</text:p>
            <text:p text:style-name="P5">use Guard;</text:p>
            <text:p text:style-name="P5">print "start of script\n";</text:p>
            <text:p text:style-name="P5">{</text:p>
            <text:p text:style-name="P5">my $guard = guard { print "guard in block\n" };</text:p>
            <text:p text:style-name="P5">sub mySub { $guard; }</text:p>
            <text:p text:style-name="P5">}</text:p>
            <text:p text:style-name="P5">our $oguard = guard { print "our guard\n" };</text:p>
            <text:p text:style-name="P5">my $mguard = guard { print "my guard\n" };</text:p>
            <text:p text:style-name="P5">END { print "end block\n"; }</text:p>
            <text:p text:style-name="P5">sub bSub { $mguard }</text:p>
            <text:p text:style-name="P5">print "end of script\n";</text:p>
            <text:p text:style-name="P5">EOF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Output</text:p>
          </draw:text-box>
        </draw:frame>
        <draw:frame presentation:style-name="pr2" draw:layer="layout" svg:width="25.2cm" svg:height="12.179cm" svg:x="1.4cm" svg:y="5.066cm" presentation:class="outline">
          <draw:text-box>
            <text:p text:style-name="P5">start of script</text:p>
            <text:p text:style-name="P5">end of script</text:p>
            <text:p text:style-name="P5">end block</text:p>
            <text:p text:style-name="P5">my guard</text:p>
            <text:p text:style-name="P5">our guard</text:p>
            <text:p text:style-name="P5">guard in block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The 'best' solution?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{my $g=guard { cleanup() }; sub theGuard { $g } }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draw:frame presentation:style-name="pr1" draw:layer="layout" svg:width="19.5cm" svg:height="3.531cm" svg:x="1.4cm" svg:y="0.768cm" presentation:class="title" presentation:user-transformed="true">
          <draw:text-box>
            <text:p>There's more in the git repo.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Send me your snippets</text:p>
              </text:list-item>
              <text:list-item>
                <text:p>Request a snippet you wish you had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3.467cm" svg:x="1.4cm" svg:y="0.8cm" presentation:class="title">
          <draw:text-box>
            <text:p>Questions?</text:p>
          </draw:text-box>
        </draw:frame>
        <draw:frame presentation:style-name="pr2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643000000F98DCD936F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0T15:49:15.500674000</meta:creation-date>
    <meta:editing-duration>P0D</meta:editing-duration>
    <meta:editing-cycles>3</meta:editing-cycles>
    <dc:date>2014-03-31T22:24:57.707625000</dc:date>
    <meta:generator>LibreOffice/4.1.5.3$MacOSX_x86 LibreOffice_project/1c1366bba2ba2b554cd2ca4d87c06da81c05d24</meta:generator>
    <meta:document-statistic meta:object-count="117"/>
  </office:meta>
</office:document-meta>
</file>